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ResourceBundle.ListResourc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stResourceBundle.handleGetObjec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stResourceBundle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